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draw:marker-start-width="0.584cm" draw:marker-end-width="0.584cm" draw:fill-color="#f7d1d5" draw:textarea-vertical-align="middle" fo:padding-top="0.252cm" fo:padding-bottom="0.252cm" fo:padding-left="0.377cm" fo:padding-right="0.377cm"/>
    </style:style>
    <style:style style:name="gr2" style:family="graphic" style:parent-style-name="objectwithoutfill">
      <style:graphic-properties svg:stroke-width="0.127cm" draw:marker-start-width="0.381cm" draw:marker-end-width="0.381cm" draw:fill="none" draw:textarea-vertical-align="middle" fo:padding-top="0.188cm" fo:padding-bottom="0.188cm" fo:padding-left="0.313cm" fo:padding-right="0.313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85cm"/>
      <style:paragraph-properties style:writing-mode="lr-tb"/>
    </style:style>
    <style:style style:name="P1" style:family="paragraph">
      <loext:graphic-properties draw:fill-color="#f7d1d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99cm" svg:height="4.257cm" svg:x="3.011cm" svg:y="5.513cm" svg:viewBox="0 0 11991 4258" svg:d="M4346 461c-125 22-260 66-375 17-132-56-237-77-359-93-138-18-273-69-410-52-106 13-200-35-298-25-138 14-266-17-402 0-128 16-254 42-384 42-142 1-285 12-426 17-128 4-247 39-376 86-120 44-248 50-367 85-108 31-212 77-316 120-123 51-240 127-315 239-70 105-141 213-188 332-41 104-74 213-77 325-5 146-47 288-51 435-4 143-3 286 17 427 20 138 104 260 153 392 48 130 165 213 256 308 79 83 89 212 205 281 103 61 193 199 316 180 136-21 246 74 367 51 119-23 212-2 316 17 103 18 185 94 290 119 181 44 369 52 555 52 135 0 266-14 401-26 107-9 197-23 307-9 154 19 250-48 393 0 96 33 204 17 307 17 179 0 358-18 538-17 111 0 226-19 333 17 163 55 288-73 452-42 118 22 240 34 359 51 145 21 297-27 443 0 118 22 244-41 342 137 74 135 303-6 452 85 108 65 251 36 376 60 97 18 242-13 290 76 104 192 219 37 307-17 93-57 190-62 299-76 170-23 293-124 469-120 110 3 222-3 333 9 142 15 291 3 435 59 151 59 319-14 478-25 128-8 254-58 384-43 141 16 193-170 350-111 177 66 40-101 197-179 147-73 251-177 367-290 122-119 242-238 392-325 112-65 186-173 265-273 82-104 154-200 196-341 39-129 42-245 43-367 0-106 31-224-43-316-80-100-140-230-264-290-156-76-268-223-419-307-113-63-227-132-350-171-151-48-275-136-409-213-100-57-214-78-299-154-118-105-268-175-418-179s-248-62-410-60c-205 3-390 31-589 9-134-14-267-18-401-18-140 1-280-27-418-42-145-15-289-13-435-26-229-20-413-171-641-171-127 0-249-56-375-59-183-5-364-7-546-17-135-7-259-49-401-43-147 6-199-7-342-9-160-2-173 111-299 137-112 23-228 50-324 111-112 71-215 11-324 85-81 55-188 71-256 145l-34 26z">
          <text:p/>
        </draw:path>
        <draw:path draw:style-name="gr2" draw:text-style-name="P2" draw:layer="layout" svg:width="3.832cm" svg:height="2.645cm" draw:transform="rotate (2.94419591518923) translate (10.2146463758332cm 9.39677757953938cm)" svg:viewBox="0 0 3833 2646" svg:d="M2660 2459c196 130 278-178 593 74 215 173 334-325 429-645 78-261 174-481 146-722-27-223-57-450-171-660-127-232-317-472-582-500-257-27-522 43-759 152-227 104-470 162-716 182-288 22-548 112-853 73-290-37-497 255-659 461-158 199-70 502 11 729 80 225 105 532 426 589 261 47 447 269 704 342 244 69 494 35 734 103 256 73 313-345 582-174l118 15z">
          <text:p/>
        </draw:path>
        <draw:path draw:style-name="gr2" draw:text-style-name="P2" draw:layer="layout" svg:width="2.161cm" svg:height="2.839cm" draw:transform="rotate (-1.00914937350312) translate (12.4823501571202cm 5.88406244036984cm)" svg:viewBox="0 0 2162 2840" svg:d="M865 2766c184 215 716-83 321-334-189-121-380-216-588-236-239-22-375-355-132-463 256-115 394 208 603 246 203 37 574 319 602-68 18-251-208-530-478-591-245-56-492-110-728-191-194-66-599-80-421-465 158-342 431-36 563 63 191 144 377 234 585 346 191 103 615 441 638-89 12-274-355-310-580-321-170-8-641-238-137-421 264-96 516 45 666 219 232 269 594-205 223-284l-160-101-85-76">
          <text:p/>
        </draw:path>
        <draw:path draw:style-name="gr2" draw:text-style-name="P2" draw:layer="layout" svg:width="2.233cm" svg:height="1.456cm" draw:transform="rotate (-2.72114283678436) translate (6.44728035997711cm 8.20258498203694cm)" svg:viewBox="0 0 2234 1457" svg:d="M0 145c222-20 482 14 635 201 195 237-27 481-205 550-316 123-190 542-1 559 311 29 366-377 421-619 53-231 91-449 123-691 38-295 387-65 526 29 202 134 162 408 33 573-143 181-86 498-312 606-192 92-463-270-246-421 236-165 525-51 698 105 219 199 446 68 554-83l8-203-28-261-13-109">
          <text:p/>
        </draw:path>
        <draw:custom-shape draw:style-name="gr3" draw:text-style-name="P3" draw:layer="layout" svg:width="0.317cm" svg:height="0.317cm" svg:x="12.4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3.857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11.478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11.16cm" svg:y="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10.208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4.8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6.08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6.08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6.08cm" svg:y="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7.66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7.033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8.93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9.573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7.03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7cm" svg:height="0.317cm" svg:x="9.573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.39cm" svg:height="1.014cm" draw:transform="rotate (-2.89654842660979) translate (9.14272613264248cm 8.05864765024198cm)" svg:viewBox="0 0 1391 1015" svg:d="M679 1014c84 14 167-62 161-147-5-85-79-138-149-148-98-15-138 120-246 142-80 17-147 69-231 80-82 10-207-47-214-160-6-102 107-170 181-153 107 26 180-25 253-72 98-63 8-175-35-233-41-57-124-62-187-90-66-30-227-23-127-168 60-87 169-76 250-30 75 42 186 20 246 86 58 64 140 63 187 140 40 64 96 172 18 227-105 73-11 181 150 193 177 14 199-67 306-135 109-68 142 16 148 81 10 99-44 188-116 238-67 45-167 40-227-8-66-52-162-119-150-217 11-83 18-167 62-245 39-72 51-159 100-228l4-18">
          <text:p/>
        </draw:path>
        <draw:line draw:style-name="gr4" draw:text-style-name="P2" draw:layer="layout" svg:x1="6.08cm" svg:y1="8.937cm" svg:x2="5.762cm" svg:y2="10.525cm">
          <text:p/>
        </draw:line>
        <draw:custom-shape draw:style-name="gr3" draw:text-style-name="P3" draw:layer="layout" svg:width="0.317cm" svg:height="0.317cm" svg:x="5.445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762cm" svg:y1="10.525cm" svg:x2="5.762cm" svg:y2="8.937cm">
          <text:p/>
        </draw:line>
        <draw:frame draw:style-name="gr5" draw:text-style-name="P4" draw:layer="layout" svg:width="2.54cm" svg:height="0.735cm" svg:x="4.81cm" svg:y="10.425cm">
          <draw:text-box>
            <text:p><text:span text:style-name="T1">Ribosomes</text:span></text:p>
          </draw:text-box>
        </draw:frame>
        <draw:line draw:style-name="gr4" draw:text-style-name="P2" draw:layer="layout" svg:x1="7.032cm" svg:y1="8.619cm" svg:x2="6.715cm" svg:y2="9.89cm">
          <text:p/>
        </draw:line>
        <draw:frame draw:style-name="gr5" draw:text-style-name="P4" draw:layer="layout" svg:width="2.54cm" svg:height="0.735cm" svg:x="5.762cm" svg:y="9.89cm">
          <draw:text-box>
            <text:p><text:span text:style-name="T1">Spore Coat</text:span></text:p>
          </draw:text-box>
        </draw:frame>
        <draw:line draw:style-name="gr4" draw:text-style-name="P2" draw:layer="layout" svg:x1="8.619cm" svg:y1="7.985cm" svg:x2="7.985cm" svg:y2="9.572cm">
          <text:p/>
        </draw:line>
        <draw:frame draw:style-name="gr5" draw:text-style-name="P4" draw:layer="layout" svg:width="2.54cm" svg:height="0.735cm" svg:x="7.032cm" svg:y="9.472cm">
          <draw:text-box>
            <text:p><text:span text:style-name="T1">Spore DNA</text:span></text:p>
          </draw:text-box>
        </draw:frame>
        <draw:line draw:style-name="gr4" draw:text-style-name="P2" draw:layer="layout" svg:x1="4.809cm" svg:y1="5.127cm" svg:x2="4.175cm" svg:y2="6.714cm">
          <text:p/>
        </draw:line>
        <draw:frame draw:style-name="gr5" draw:text-style-name="P4" draw:layer="layout" svg:width="2.54cm" svg:height="0.735cm" svg:x="3.54cm" svg:y="4.492cm">
          <draw:text-box>
            <text:p><text:span text:style-name="T1">Cytopl</text:span><text:span text:style-name="T1">asm</text:span></text:p>
          </draw:text-box>
        </draw:frame>
        <draw:line draw:style-name="gr4" draw:text-style-name="P2" draw:layer="layout" svg:x1="7.031cm" svg:y1="5.127cm" svg:x2="7.35cm" svg:y2="6.715cm">
          <text:p/>
        </draw:line>
        <draw:frame draw:style-name="gr5" draw:text-style-name="P4" draw:layer="layout" svg:width="2.54cm" svg:height="0.735cm" svg:x="5.762cm" svg:y="4.492cm">
          <draw:text-box>
            <text:p><text:span text:style-name="T1">Cortex</text:span></text:p>
          </draw:text-box>
        </draw:frame>
        <draw:line draw:style-name="gr4" draw:text-style-name="P2" draw:layer="layout" svg:x1="10.207cm" svg:y1="8.62cm" svg:x2="9.573cm" svg:y2="10.207cm">
          <text:p/>
        </draw:line>
        <draw:frame draw:style-name="gr5" draw:text-style-name="P4" draw:layer="layout" svg:width="2.54cm" svg:height="0.735cm" svg:x="8.62cm" svg:y="10.107cm">
          <draw:text-box>
            <text:p><text:span text:style-name="T1">Spore </text:span><text:span text:style-name="T1">Wall</text:span></text:p>
          </draw:text-box>
        </draw:frame>
        <draw:line draw:style-name="gr4" draw:text-style-name="P2" draw:layer="layout" svg:x1="8.936cm" svg:y1="5.127cm" svg:x2="9.255cm" svg:y2="6.715cm">
          <text:p/>
        </draw:line>
        <draw:frame draw:style-name="gr5" draw:text-style-name="P4" draw:layer="layout" svg:width="2.54cm" svg:height="0.735cm" svg:x="7.667cm" svg:y="4.492cm">
          <draw:text-box>
            <text:p><text:span text:style-name="T1">Endospore</text:span></text:p>
          </draw:text-box>
        </draw:frame>
        <draw:line draw:style-name="gr4" draw:text-style-name="P2" draw:layer="layout" svg:x1="11.794cm" svg:y1="4.809cm" svg:x2="12.113cm" svg:y2="6.397cm">
          <text:p/>
        </draw:line>
        <draw:frame draw:style-name="gr5" draw:text-style-name="P4" draw:layer="layout" svg:width="2.54cm" svg:height="0.735cm" svg:x="10.525cm" svg:y="4.174cm">
          <draw:text-box>
            <text:p><text:span text:style-name="T1">DN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5:10:02.979172361</meta:creation-date>
    <dc:date>2026-01-19T15:30:19.586389333</dc:date>
    <meta:editing-duration>PT20M16S</meta:editing-duration>
    <meta:editing-cycles>2</meta:editing-cycles>
    <meta:generator>LibreOffice/7.4.7.2$Linux_X86_64 LibreOffice_project/40$Build-2</meta:generator>
    <meta:document-statistic meta:object-count="38"/>
  </office:meta>
</office:document-meta>
</file>